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5f4b6" officeooo:paragraph-rsid="0015f4b6"/>
    </style:style>
    <style:style style:name="P2" style:family="paragraph" style:parent-style-name="Standard">
      <style:paragraph-properties fo:text-align="center" style:justify-single-word="false"/>
      <style:text-properties officeooo:rsid="0015f4b6" officeooo:paragraph-rsid="0015f4b6"/>
    </style:style>
    <style:style style:name="P3" style:family="paragraph" style:parent-style-name="Standard">
      <style:paragraph-properties fo:text-align="start" style:justify-single-word="false"/>
      <style:text-properties officeooo:rsid="0015f4b6" officeooo:paragraph-rsid="0015f4b6"/>
    </style:style>
    <style:style style:name="P4" style:family="paragraph" style:parent-style-name="Standard">
      <style:paragraph-properties fo:text-align="start" style:justify-single-word="false"/>
      <style:text-properties officeooo:rsid="0015f4b6" officeooo:paragraph-rsid="001662bb"/>
    </style:style>
    <style:style style:name="P5" style:family="paragraph" style:parent-style-name="Standard">
      <style:paragraph-properties fo:text-align="start" style:justify-single-word="false"/>
      <style:text-properties officeooo:rsid="0015f4b6" officeooo:paragraph-rsid="00169101"/>
    </style:style>
    <style:style style:name="P6" style:family="paragraph" style:parent-style-name="Standard">
      <style:paragraph-properties fo:text-align="start" style:justify-single-word="false"/>
      <style:text-properties officeooo:rsid="0015f4b6" officeooo:paragraph-rsid="00185a7f"/>
    </style:style>
    <style:style style:name="P7" style:family="paragraph" style:parent-style-name="Standard">
      <style:text-properties fo:font-style="italic" officeooo:rsid="0015f4b6" officeooo:paragraph-rsid="0015f4b6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officeooo:rsid="001662bb" officeooo:paragraph-rsid="001662bb"/>
    </style:style>
    <style:style style:name="P9" style:family="paragraph" style:parent-style-name="Standard">
      <style:paragraph-properties fo:text-align="start" style:justify-single-word="false"/>
      <style:text-properties officeooo:rsid="00185a7f" officeooo:paragraph-rsid="00185a7f"/>
    </style:style>
    <style:style style:name="P10" style:family="paragraph" style:parent-style-name="Standard">
      <style:paragraph-properties fo:text-align="start" style:justify-single-word="false"/>
      <style:text-properties officeooo:rsid="001a1670" officeooo:paragraph-rsid="001a1670"/>
    </style:style>
    <style:style style:name="P11" style:family="paragraph" style:parent-style-name="Standard">
      <style:paragraph-properties fo:text-align="start" style:justify-single-word="false"/>
      <style:text-properties officeooo:rsid="001a67db" officeooo:paragraph-rsid="001a67db"/>
    </style:style>
    <style:style style:name="T1" style:family="text">
      <style:text-properties officeooo:rsid="001662bb"/>
    </style:style>
    <style:style style:name="T2" style:family="text">
      <style:text-properties officeooo:rsid="00169101"/>
    </style:style>
    <style:style style:name="T3" style:family="text">
      <style:text-properties officeooo:rsid="00185a7f"/>
    </style:style>
    <style:style style:name="T4" style:family="text">
      <style:text-properties officeooo:rsid="001a1670"/>
    </style:style>
    <style:style style:name="T5" style:family="text">
      <style:text-properties style:text-position="sub 58%"/>
    </style:style>
    <style:style style:name="T6" style:family="text">
      <style:text-properties officeooo:rsid="001a67db"/>
    </style:style>
    <style:style style:name="T7" style:family="text">
      <style:text-properties officeooo:rsid="001c15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of Systems as Grammars</text:p>
      <text:p text:style-name="P2">by Sven Nilsen, 2018</text:p>
      <text:p text:style-name="P1"/>
      <text:p text:style-name="P7">In this paper I represents a technique for constructing proof systems by building grammars.</text:p>
      <text:p text:style-name="P3"/>
      <text:p text:style-name="P3">The following language grammar for a proof system was constructed by starting with `true`:</text:p>
      <text:p text:style-name="P3"/>
      <text:p text:style-name="P2">true</text:p>
      <text:p text:style-name="P2">A ∧ ¬A</text:p>
      <text:p text:style-name="P2">“1+1=2” ∧ “1+1=3”</text:p>
      <text:p text:style-name="P3"/>
      <text:p text:style-name="P10">This language is able to make the following judgements:</text:p>
      <text:p text:style-name="P10"/>
      <text:p text:style-name="P10"><text:tab/><text:tab/><text:tab/>“1+1=2” : true</text:p>
      <text:p text:style-name="P10"><text:tab/><text:tab/><text:tab/>“1+1=3” : false</text:p>
      <text:p text:style-name="P3"/>
      <text:p text:style-name="P3">Instead of thinking about `true` as a boolean value, think about it as a rule. This rule can be replaced by other rules, but only if <text:span text:style-name="T1">the type of the rule permits it. In general, the type of the rule is of the form:</text:span></text:p>
      <text:p text:style-name="P3"/>
      <text:p text:style-name="P3"><text:tab/><text:span text:style-name="T1">A → T</text:span></text:p>
      <text:p text:style-name="P3"/>
      <text:p text:style-name="P9">Where `A` is the input type for the next rule and `T` is the produced value.</text:p>
      <text:p text:style-name="P3"/>
      <text:p text:style-name="P8">For example, the language above was generated using the rules:</text:p>
      <text:p text:style-name="P3"/>
      <text:p text:style-name="P4"><text:tab/>true =&gt; A ∧ ¬A<text:tab/><text:tab/>: <text:span text:style-name="T2">(</text:span>A →<text:span text:style-name="T2"> (= true))</text:span> ⨯ <text:span text:style-name="T2">(A</text:span> →<text:span text:style-name="T2"> (= false))</text:span> → (= true)</text:p>
      <text:p text:style-name="P3"><text:tab/><text:span text:style-name="T3">true</text:span> =&gt; “1+1=2”<text:tab/><text:tab/>: <text:span text:style-name="T1">str → (= true)</text:span></text:p>
      <text:p text:style-name="P3"><text:tab/><text:span text:style-name="T3">true</text:span> =&gt; “1+1=3”<text:tab/><text:tab/>: <text:span text:style-name="T1">str → (= false)</text:span></text:p>
      <text:p text:style-name="P4"/>
      <text:p text:style-name="P10">In closure form:</text:p>
      <text:p text:style-name="P4"/>
      <text:p text:style-name="P4"><text:tab/><text:span text:style-name="T3">(= true)</text:span></text:p>
      <text:p text:style-name="P5"><text:tab/><text:span text:style-name="T2">\(tr : A → (= true), fa : A → (= false)) = \(a : A) = <text:s/>tr(a)</text:span> ∧ ¬<text:span text:style-name="T2">fa(a)</text:span></text:p>
      <text:p text:style-name="P6"><text:tab/><text:span text:style-name="T2">\(fa : str → (= false)) = \(a : str) = (= </text:span>“1+1=2”<text:span text:style-name="T6">)(a)</text:span> ∧ ¬<text:span text:style-name="T2">fa(a)</text:span></text:p>
      <text:p text:style-name="P6"><text:tab/><text:span text:style-name="T2">\(a : str) = <text:s/>(= </text:span>“1+1=2”<text:span text:style-name="T4">)(a)</text:span> ∧ ¬<text:span text:style-name="T4">(= </text:span>“1+1=3”<text:span text:style-name="T4">)(a)</text:span></text:p>
      <text:p text:style-name="P6"/>
      <text:p text:style-name="P10">When one has some rule that satisfies the trivial path of the first argument, it can be inserted.</text:p>
      <text:p text:style-name="P11">The following arguments might depend on the previous one.</text:p>
      <text:p text:style-name="P10"/>
      <text:p text:style-name="P10">The trick of replacing `true` with some closure is that `true` can be generalized to `true<text:span text:style-name="T5">n</text:span>`.</text:p>
      <text:p text:style-name="P10">Instead of taking zero arguments, it can take <text:span text:style-name="T6">many arguments, for all which it returns `true`.</text:span></text:p>
      <text:p text:style-name="P10">All closures with this type that returns `true` is functionally equivalent.</text:p>
      <text:p text:style-name="P10"/>
      <text:p text:style-name="P11">When an argument takes a function of type `A → (= true)`, one can use recursion.</text:p>
      <text:p text:style-name="P11">However, in the end one must have a parser that can work on strings.</text:p>
      <text:p text:style-name="P11">So, the l<text:span text:style-name="T7">eaves in this grammar must be of type `str → B` where `B` is accepted by the parent ru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7:06:04.526688000</meta:creation-date>
    <dc:date>2018-10-21T18:14:45.467049000</dc:date>
    <meta:editing-duration>PT5M34S</meta:editing-duration>
    <meta:editing-cycles>1</meta:editing-cycles>
    <meta:document-statistic meta:table-count="0" meta:image-count="0" meta:object-count="0" meta:page-count="1" meta:paragraph-count="30" meta:word-count="335" meta:character-count="1699" meta:non-whitespace-character-count="1375"/>
    <meta:generator>LibreOffice/5.1.2.2$MacOSX_X86_64 LibreOffice_project/d3bf12ecb743fc0d20e0be0c58ca359301eb705f</meta:generator>
  </office:meta>
</office:document-meta>
</file>